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1258" officeooo:paragraph-rsid="000d1258"/>
    </style:style>
    <style:style style:name="P2" style:family="paragraph" style:parent-style-name="Standard">
      <style:text-properties officeooo:rsid="000d1258" officeooo:paragraph-rsid="000e5b00"/>
    </style:style>
    <style:style style:name="P3" style:family="paragraph" style:parent-style-name="Standard">
      <style:text-properties officeooo:rsid="000d1258" officeooo:paragraph-rsid="00148af6"/>
    </style:style>
    <style:style style:name="P4" style:family="paragraph" style:parent-style-name="Standard">
      <style:text-properties officeooo:rsid="000d1258" officeooo:paragraph-rsid="0016cd81"/>
    </style:style>
    <style:style style:name="P5" style:family="paragraph" style:parent-style-name="Standard">
      <style:text-properties officeooo:rsid="000e5b00" officeooo:paragraph-rsid="000e5b00"/>
    </style:style>
    <style:style style:name="P6" style:family="paragraph" style:parent-style-name="Standard">
      <style:text-properties officeooo:rsid="000e5b00" officeooo:paragraph-rsid="00148af6"/>
    </style:style>
    <style:style style:name="P7" style:family="paragraph" style:parent-style-name="Standard">
      <style:text-properties officeooo:rsid="00102a92" officeooo:paragraph-rsid="00102a92"/>
    </style:style>
    <style:style style:name="P8" style:family="paragraph" style:parent-style-name="Standard">
      <style:text-properties officeooo:rsid="000cc7b3" officeooo:paragraph-rsid="0010b971"/>
    </style:style>
    <style:style style:name="P9" style:family="paragraph" style:parent-style-name="Standard">
      <style:text-properties officeooo:rsid="000f8373" officeooo:paragraph-rsid="0010b971"/>
    </style:style>
    <style:style style:name="P10" style:family="paragraph" style:parent-style-name="Standard">
      <style:text-properties officeooo:rsid="00064f78" officeooo:paragraph-rsid="0010b971"/>
    </style:style>
    <style:style style:name="P11" style:family="paragraph" style:parent-style-name="Standard">
      <style:text-properties officeooo:rsid="000d1258" officeooo:paragraph-rsid="0016cd81"/>
    </style:style>
    <style:style style:name="P12" style:family="paragraph" style:parent-style-name="Standard">
      <style:text-properties officeooo:rsid="000d1258" officeooo:paragraph-rsid="000d1258"/>
    </style:style>
    <style:style style:name="P13" style:family="paragraph" style:parent-style-name="Standard">
      <style:text-properties officeooo:rsid="00221375" officeooo:paragraph-rsid="00221375"/>
    </style:style>
    <style:style style:name="P14" style:family="paragraph" style:parent-style-name="Standard">
      <style:text-properties fo:font-weight="bold" officeooo:rsid="000d1258" officeooo:paragraph-rsid="0016cd81" style:font-weight-asian="bold" style:font-weight-complex="bold"/>
    </style:style>
    <style:style style:name="P15" style:family="paragraph" style:parent-style-name="Standard">
      <style:text-properties fo:font-weight="bold" officeooo:rsid="000cc7b3" officeooo:paragraph-rsid="00238fd3" style:font-weight-asian="bold" style:font-weight-complex="bold"/>
    </style:style>
    <style:style style:name="P16" style:family="paragraph" style:parent-style-name="Standard">
      <style:text-properties officeooo:rsid="0007dc26" officeooo:paragraph-rsid="00238fd3"/>
    </style:style>
    <style:style style:name="T1" style:family="text">
      <style:text-properties officeooo:rsid="000e5b00"/>
    </style:style>
    <style:style style:name="T2" style:family="text">
      <style:text-properties fo:font-weight="bold" style:font-weight-asian="bold" style:font-weight-complex="bold"/>
    </style:style>
    <style:style style:name="T3" style:family="text">
      <style:text-properties fo:font-weight="bold" officeooo:rsid="0010b971" style:font-weight-asian="bold" style:font-weight-complex="bold"/>
    </style:style>
    <style:style style:name="T4" style:family="text">
      <style:text-properties fo:font-weight="bold" officeooo:rsid="00221375" style:font-weight-asian="bold" style:font-weight-complex="bold"/>
    </style:style>
    <style:style style:name="T5" style:family="text">
      <style:text-properties fo:font-weight="bold" officeooo:rsid="000f8373" style:font-weight-asian="bold" style:font-weight-complex="bold"/>
    </style:style>
    <style:style style:name="T6" style:family="text">
      <style:text-properties officeooo:rsid="000dc121"/>
    </style:style>
    <style:style style:name="T7" style:family="text">
      <style:text-properties officeooo:rsid="0010b971"/>
    </style:style>
    <style:style style:name="T8" style:family="text">
      <style:text-properties officeooo:rsid="0012e52f"/>
    </style:style>
    <style:style style:name="T9" style:family="text">
      <style:text-properties officeooo:rsid="00148af6"/>
    </style:style>
    <style:style style:name="T10" style:family="text">
      <style:text-properties officeooo:rsid="00221375"/>
    </style:style>
    <style:style style:name="T11" style:family="text">
      <style:text-properties officeooo:rsid="00113a08"/>
    </style:style>
    <style:style style:name="T12" style:family="text">
      <style:text-properties officeooo:rsid="000981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ab/><text:tab/><text:tab/><text:tab/><text:span text:style-name="T5">Self Introduction</text:span></text:p>
      <text:p text:style-name="P16"/>
      <text:p text:style-name="P16">Good Morning Sir,</text:p>
      <text:p text:style-name="P16"/>
      <text:p text:style-name="P16"><text:tab/><text:tab/>I am Prabakaran from Orleanpet. I completed my B-Tech in Christ Colleg of Eng &amp; Tech. I am Working as a Software Developer in Twilight IT solution from 20<text:span text:style-name="T11">20</text:span>- <text:span text:style-name="T12">Present. I had 3 years of expertience. I handled different types of projects. Like Genie MD, kewye, Gym Management and Book my Service. </text:span></text:p>
      <text:p text:style-name="P16"/>
      <text:p text:style-name="P15">Project Explanation:</text:p>
      <text:p text:style-name="P1"/>
      <text:p text:style-name="P1"/>
      <text:p text:style-name="P1"/>
      <text:p text:style-name="P1">1. QuillAtWill:</text:p>
      <text:p text:style-name="P1"><text:s text:c="23"/></text:p>
      <text:p text:style-name="P1">Notes: <text:s/>This Project is developed for kids to improve their self knowledge in writting essay, poet etc.</text:p>
      <text:p text:style-name="P1"/>
      <text:p text:style-name="P1">Features : Poem, Essay, Blog, Poet, Diary, Book.</text:p>
      <text:p text:style-name="P1"/>
      <text:p text:style-name="P1">Roles and Responsibilities: </text:p>
      <text:p text:style-name="P1">* Create Diary, Poet and Poem for mobile and web.</text:p>
      <text:p text:style-name="P1">* Fixing Bugs and solve the issues.</text:p>
      <text:p text:style-name="P1">* Take responsibilites for handling functionalites before the Deadline</text:p>
      <text:p text:style-name="P1"/>
      <text:p text:style-name="P1"/>
      <text:p text:style-name="P1">2. SuperBloom:</text:p>
      <text:p text:style-name="P1"><text:s text:c="23"/></text:p>
      <text:p text:style-name="P2">Description of My Project is to improve the quality of life providing <text:s/>solutions that enable users to take an active role for managing their health. </text:p>
      <text:p text:style-name="P2"><text:s text:c="12"/></text:p>
      <text:p text:style-name="P2"><text:s/>This Project is acting as the intemediator between the <text:span text:style-name="T1">patient</text:span> and the Doctors and also providing assessment for the diseases.</text:p>
      <text:p text:style-name="P2"><text:s text:c="12"/></text:p>
      <text:p text:style-name="P2"><text:s/>In simple words, It is an online health care application.</text:p>
      <text:p text:style-name="P2"><text:s/></text:p>
      <text:p text:style-name="P2"><text:s/>Roles and Responsibilities:</text:p>
      <text:p text:style-name="P2"/>
      <text:p text:style-name="P2"><text:s text:c="10"/>1. Requirement gathering and analysis.</text:p>
      <text:p text:style-name="P2"><text:s text:c="10"/>2. Designed and Developed using a mock design pattern.</text:p>
      <text:p text:style-name="P2"><text:s text:c="10"/>3. Involved in development of application level coding and deployment.</text:p>
      <text:p text:style-name="P2"><text:s text:c="10"/>4. Involved in web based interfaces using HTML, Bootstrap, javascript.</text:p>
      <text:p text:style-name="P2"><text:s text:c="10"/>5. Responsible for solving the bugs and improve the performance.</text:p>
      <text:p text:style-name="P2"><text:s text:c="10"/>6. Responsible for updating the functionality and </text:p>
      <text:p text:style-name="P2"><text:s text:c="13"/>Technical task for the project.</text:p>
      <text:p text:style-name="P1"/>
      <text:p text:style-name="P1"/>
      <text:p text:style-name="P1">3. Mydayda:</text:p>
      <text:p text:style-name="P2"><text:s/></text:p>
      <text:p text:style-name="P2">Description of My Project is to improve the quality of life providing <text:s/>solutions that enable users to take an active role for managing their health. </text:p>
      <text:p text:style-name="P1"><text:s text:c="12"/></text:p>
      <text:p text:style-name="P1"><text:soft-page-break/><text:s/>This Project is acting as the intemediator between the <text:span text:style-name="T1">patient</text:span> and the Doctors and also providing assessment for the diseases.</text:p>
      <text:p text:style-name="P1"><text:s text:c="12"/></text:p>
      <text:p text:style-name="P1"><text:s/>In simple words, It is an online health care application.</text:p>
      <text:p text:style-name="P1"><text:s/></text:p>
      <text:p text:style-name="P1"><text:s/>Roles and Responsibilities:</text:p>
      <text:p text:style-name="P1"/>
      <text:p text:style-name="P1"><text:s text:c="10"/>1. Requirement gathering and analysis.</text:p>
      <text:p text:style-name="P1"><text:s text:c="10"/>2. Designed and Developed using a mock design pattern.</text:p>
      <text:p text:style-name="P1"><text:s text:c="10"/>3. Involved in development of application level coding and deployment.</text:p>
      <text:p text:style-name="P1"><text:s text:c="10"/>4. Involved in web based interfaces using HTML, Bootstrap, javascript.</text:p>
      <text:p text:style-name="P1"><text:s text:c="10"/>5. Responsible for solving the bugs and improve the performance.</text:p>
      <text:p text:style-name="P1"><text:s text:c="10"/>6. Responsible for updating the functionality and </text:p>
      <text:p text:style-name="P1"><text:s text:c="13"/>Technical task for the project.</text:p>
      <text:p text:style-name="P1"/>
      <text:p text:style-name="P5">4. ERP:</text:p>
      <text:p text:style-name="P5"><text:tab/></text:p>
      <text:p text:style-name="P5">About : This Project is developed to find the Employees status and Performance.</text:p>
      <text:p text:style-name="P5">Features: Project, Timesheet, Violations, ToDo.</text:p>
      <text:p text:style-name="P2"><text:s/>Roles and Responsibilities:</text:p>
      <text:p text:style-name="P2"/>
      <text:p text:style-name="P2"><text:s text:c="10"/>1. Requirement gathering and analysis.</text:p>
      <text:p text:style-name="P2"><text:s text:c="10"/>2. Designed and Developed using a mock design pattern.</text:p>
      <text:p text:style-name="P2"><text:s text:c="10"/>3. Involved in development of application level coding and deployment.</text:p>
      <text:p text:style-name="P2"><text:s text:c="10"/>4. Involved in web based interfaces using HTML, Bootstrap, javascript.</text:p>
      <text:p text:style-name="P2"><text:s text:c="10"/>5. Responsible for solving the bugs and improve the performance.</text:p>
      <text:p text:style-name="P2"><text:s text:c="10"/>6. Responsible for updating the functionality and </text:p>
      <text:p text:style-name="P2"><text:s text:c="13"/>Technical task for the project.</text:p>
      <text:p text:style-name="P2"/>
      <text:p text:style-name="P7">5. Kewye:</text:p>
      <text:p text:style-name="P7"/>
      <text:p text:style-name="P7"><text:span text:style-name="T2">About</text:span>: Online Real Estate Project.</text:p>
      <text:p text:style-name="P7"/>
      <text:p text:style-name="P7"><text:span text:style-name="T2">Description:</text:span> This Project is acting as a intermediate between the User and Agent. <text:s/>The Agent is connected in this application. Suppose any user planned to sell or buy their properties. By using this app easily contact the Agent and buy or sell the properties.</text:p>
      <text:p text:style-name="P7"/>
      <text:p text:style-name="P7"><text:span text:style-name="T2">Modules </text:span>: User Module (Owned , Listed and Interested Properties).</text:p>
      <text:p text:style-name="P7"/>
      <text:p text:style-name="P7"><text:span text:style-name="T2">Roles</text:span> : Fetching the <text:span text:style-name="T8">Datas </text:span>according to the client requirement. </text:p>
      <text:p text:style-name="P7"/>
      <text:p text:style-name="P7"><text:span text:style-name="T2">Problem Faced</text:span>: While Fetching some Api’s, I faced some sort of issues. I checked in Network tab. Everything is ok with my fetching. <text:s/>At that time backend team is not available. Then I found that issue and solve that issue within the Deadline.</text:p>
      <text:p text:style-name="P7"/>
      <text:p text:style-name="P7"/>
      <text:p text:style-name="P8"><text:tab/></text:p>
      <text:p text:style-name="P9"><text:span text:style-name="T7">6</text:span>. Gym Management:</text:p>
      <text:p text:style-name="P10"><text:tab/><text:tab/></text:p>
      <text:p text:style-name="P10"><text:tab/><text:span text:style-name="T3">About</text:span><text:span text:style-name="T7">: <text:s/>Online Gym Booking</text:span></text:p>
      <text:p text:style-name="P8"/>
      <text:p text:style-name="P8"><text:tab/><text:span text:style-name="T2">Module</text:span> : <text:span text:style-name="T6">Staff Detail Management</text:span></text:p>
      <text:p text:style-name="P8"><text:soft-page-break/></text:p>
      <text:p text:style-name="P8"><text:tab/><text:span text:style-name="T2">Roles</text:span> <text:s/>: <text:s/><text:span text:style-name="T9">Display all the Datas of the statff in the form of Chart.,</text:span></text:p>
      <text:p text:style-name="P8"/>
      <text:p text:style-name="P8"><text:tab/><text:span text:style-name="T2">Problem Faced</text:span>: <text:span text:style-name="T6">I learned about rechart.js library to solve that issue. </text:span></text:p>
      <text:p text:style-name="P8"/>
      <text:p text:style-name="P3"/>
      <text:p text:style-name="P6"><text:span text:style-name="T9">7</text:span>. <text:span text:style-name="T6">Book Any Service</text:span>:</text:p>
      <text:p text:style-name="P6"><text:tab/></text:p>
      <text:p text:style-name="P4"><text:span text:style-name="T4">About</text:span>: <text:s/>This Project is developed for kids to improve their self knowledge in writting essay, poet, <text:span text:style-name="T10">Books</text:span> etc . <text:span text:style-name="T10">And sell that book via online.</text:span></text:p>
      <text:p text:style-name="P4"/>
      <text:p text:style-name="P4"><text:span text:style-name="T2">Features :</text:span> Poem, Essay, Blog, Poet, Diary, Book</text:p>
      <text:p text:style-name="P4"/>
      <text:p text:style-name="P14">Roles and Responsibilities: </text:p>
      <text:p text:style-name="P4"><text:s/></text:p>
      <text:p text:style-name="P13">1. Fixing Design issues and Responsibility</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5T15:24:49.241921427</meta:creation-date>
    <dc:date>2022-09-20T10:11:57.298625459</dc:date>
    <meta:editing-duration>PT33M34S</meta:editing-duration>
    <meta:editing-cycles>11</meta:editing-cycles>
    <meta:generator>LibreOffice/6.0.7.3$Linux_X86_64 LibreOffice_project/00m0$Build-3</meta:generator>
    <meta:document-statistic meta:table-count="0" meta:image-count="0" meta:object-count="0" meta:page-count="3" meta:paragraph-count="76" meta:word-count="623" meta:character-count="4236" meta:non-whitespace-character-count="3317"/>
  </office:meta>
</office:document-meta>
</file>